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35.19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60.07mm" svg:height="89.9mm" svg:x="110.56mm" svg:y="9.54mm">
            <loext:p draw:notify-on-update-of-ranges="Sheet1.A2:Sheet1.A4 Sheet1.B1:Sheet1.B1 Sheet1.B2:Sheet1.B4 Sheet1.C1:Sheet1.C1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1" table:number-columns-repeated="1021" table:default-cell-style-name="ce3"/>
        <table:table-column table:style-name="co3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-B</text:p>
          </table:table-cell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c2</text:p>
          </table:table-cell>
          <table:table-cell office:value-type="float" office:value="35" calcext:value-type="float">
            <text:p>35</text:p>
          </table:table-cell>
          <table:table-cell table:formula="of:=[.E2]-[.B2]" office:value-type="float" office:value="39" calcext:value-type="float">
            <text:p>39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c1</text:p>
          </table:table-cell>
          <table:table-cell office:value-type="float" office:value="46" calcext:value-type="float">
            <text:p>46</text:p>
          </table:table-cell>
          <table:table-cell table:formula="of:=[.E3]-[.B3]" office:value-type="float" office:value="39" calcext:value-type="float">
            <text:p>3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c</text:p>
          </table:table-cell>
          <table:table-cell office:value-type="float" office:value="58" calcext:value-type="float">
            <text:p>58</text:p>
          </table:table-cell>
          <table:table-cell table:formula="of:=[.E4]-[.B4]" office:value-type="float" office:value="31" calcext:value-type="float">
            <text:p>31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3" table:default-cell-style-name="ce3"/>
        <table:table-column table:style-name="co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3" table:default-cell-style-name="ce3"/>
        <table:table-column table:style-name="co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15:52:51.6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4.0.0.alpha0$Windows_x86 LibreOffice_project/fedf4e5db7d9f755fa356e986ec0f0b8bf3bef57</meta:generator>
    <meta:initial-creator>bbilkis</meta:initial-creator>
    <meta:creation-date>2015-09-24T12:12:25Z</meta:creation-date>
    <dc:date>2017-02-10T15:53:12.328000000</dc:date>
    <meta:editing-cycles>6</meta:editing-cycles>
    <meta:editing-duration>PT14M51S</meta:editing-duration>
    <meta:document-statistic meta:table-count="3" meta:cell-count="1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bar" chart:style-name="ch1">
        <chart:legend chart:legend-position="end" svg:x="14.671cm" svg:y="4cm" style:legend-expansion="high" chart:style-name="ch2"/>
        <chart:plot-area chart:style-name="ch3" table:cell-range-address="Sheet1.A1:Sheet1.C4" chart:data-source-has-labels="both" svg:x="0.32cm" svg:y="0.179cm" svg:width="14.031cm" svg:height="8.633cm">
          <chartooo:coordinate-region svg:x="0.941cm" svg:y="0.352cm" svg:width="13.41cm" svg:height="7.866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B1:Sheet1.B1</svg:desc>
                </draw:g>
              </table:table-cell>
              <table:table-cell office:value-type="string">
                <text:p>C-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ic2</text:p>
                <draw:g>
                  <svg:desc>Sheet1.A2:Sheet1.A4</svg:desc>
                </draw:g>
              </table:table-cell>
              <table:table-cell office:value-type="float" office:value="35">
                <text:p>35</text:p>
                <draw:g>
                  <svg:desc>Sheet1.B2:Sheet1.B4</svg:desc>
                </draw:g>
              </table:table-cell>
              <table:table-cell office:value-type="float" office:value="39">
                <text:p>39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indic1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